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style:font-weight-asian="normal" style:font-size-complex="10pt" style:font-weight-complex="normal"/>
    </style:style>
    <style:style style:name="P1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1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12"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13" style:family="paragraph" style:parent-style-name="Standard">
      <style:paragraph-properties style:writing-mode="lr-tb">
        <style:tab-stops/>
      </style:paragraph-properties>
      <style:text-properties fo:font-size="10pt"/>
    </style:style>
    <style:style style:name="P14" style:family="paragraph" style:parent-style-name="Standard">
      <style:paragraph-properties style:writing-mode="lr-tb"/>
      <style:text-properties fo:font-size="11pt" fo:font-weight="bold"/>
    </style:style>
    <style:style style:name="P15" style:family="paragraph" style:parent-style-name="Standard">
      <style:paragraph-properties style:writing-mode="lr-tb"/>
      <style:text-properties fo:font-size="11pt" fo:font-weight="bold" style:font-size-complex="11pt" style:font-weight-complex="bold"/>
    </style:style>
    <style:style style:name="P16"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fo:font-size="11pt" fo:font-weight="bold" style:font-weight-asian="bold" style:font-size-complex="11pt" style:font-weight-complex="bold"/>
    </style:style>
    <style:style style:name="P18" style:family="paragraph" style:parent-style-name="Standard">
      <style:paragraph-properties style:writing-mode="lr-tb"/>
      <style:text-properties fo:font-size="11pt" style:font-size-complex="11pt"/>
    </style:style>
    <style:style style:name="P19" style:family="paragraph" style:parent-style-name="Standard">
      <style:paragraph-properties style:writing-mode="lr-tb"/>
      <style:text-properties fo:font-weight="bold" style:font-weight-complex="bold"/>
    </style:style>
    <style:style style:name="P20" style:family="paragraph" style:parent-style-name="Standard">
      <style:paragraph-properties style:writing-mode="lr-tb"/>
      <style:text-properties fo:font-weight="bold" style:font-weight-asian="bold" style:font-weight-complex="bold"/>
    </style:style>
    <style:style style:name="P21"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2" style:family="paragraph" style:parent-style-name="Standard">
      <style:paragraph-properties style:writing-mode="lr-tb"/>
      <style:text-properties style:font-name="Arial"/>
    </style:style>
    <style:style style:name="P23" style:family="paragraph" style:parent-style-name="Standard">
      <style:paragraph-properties style:writing-mode="lr-tb"/>
      <style:text-properties style:font-name="Arial" fo:font-size="10pt"/>
    </style:style>
    <style:style style:name="P24" style:family="paragraph" style:parent-style-name="Standard">
      <style:paragraph-properties style:writing-mode="lr-tb"/>
      <style:text-properties style:font-name="Arial" fo:font-size="10pt" style:font-size-complex="10pt"/>
    </style:style>
    <style:style style:name="P25" style:family="paragraph" style:parent-style-name="Standard">
      <style:paragraph-properties style:writing-mode="lr-tb"/>
      <style:text-properties style:font-name="Arial" fo:font-size="10pt" fo:font-weight="bold" style:font-size-complex="10pt" style:font-weight-complex="bold"/>
    </style:style>
    <style:style style:name="P26"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27"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28" style:family="paragraph" style:parent-style-name="Standard">
      <style:paragraph-properties style:writing-mode="lr-tb"/>
      <style:text-properties style:font-name="Arial" fo:font-size="11pt" fo:font-weight="bold" style:font-size-complex="11pt" style:font-weight-complex="bold"/>
    </style:style>
    <style:style style:name="P29"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break-before="page" style:writing-mode="lr-tb"/>
    </style:style>
    <style:style style:name="P32" style:family="paragraph" style:parent-style-name="Standard">
      <style:paragraph-properties fo:break-before="page" style:writing-mode="lr-tb"/>
      <style:text-properties fo:font-weight="bold" style:font-weight-complex="bold"/>
    </style:style>
    <style:style style:name="P33" style:family="paragraph" style:parent-style-name="Standard">
      <style:paragraph-properties fo:break-before="page" style:writing-mode="lr-tb"/>
      <style:text-properties fo:font-size="10pt"/>
    </style:style>
    <style:style style:name="P34" style:family="paragraph" style:parent-style-name="Standard">
      <style:paragraph-properties fo:break-before="page" style:writing-mode="lr-tb"/>
      <style:text-properties fo:font-size="10pt" style:font-size-complex="10pt"/>
    </style:style>
    <style:style style:name="P35" style:family="paragraph" style:parent-style-name="Standard">
      <style:paragraph-properties fo:break-before="page" style:writing-mode="lr-tb"/>
      <style:text-properties fo:font-size="10pt" fo:font-weight="bold" style:font-size-complex="10pt" style:font-weight-complex="bold"/>
    </style:style>
    <style:style style:name="P36"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37"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3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39" style:family="paragraph" style:parent-style-name="Standard">
      <style:paragraph-properties fo:break-before="page" style:writing-mode="lr-tb"/>
      <style:text-properties fo:font-size="11pt" fo:font-weight="bold" style:font-size-complex="11pt" style:font-weight-complex="bold"/>
    </style:style>
    <style:style style:name="P40"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41"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42" style:family="paragraph" style:parent-style-name="Standard">
      <style:paragraph-properties style:text-autospace="none"/>
      <style:text-properties style:font-name="Arial" fo:font-size="10pt"/>
    </style:style>
    <style:style style:name="P43" style:family="paragraph" style:parent-style-name="Standard">
      <style:paragraph-properties style:text-autospace="none"/>
      <style:text-properties style:font-name="Arial"/>
    </style:style>
    <style:style style:name="P44"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45" style:family="paragraph" style:parent-style-name="Standard">
      <style:paragraph-properties fo:margin-left="0.25in" fo:margin-right="0in" fo:text-indent="0in" style:auto-text-indent="false" style:text-autospace="none" style:writing-mode="lr-tb">
        <style:tab-stops/>
      </style:paragraph-properties>
      <style:text-properties fo:font-size="10pt" style:font-size-complex="10pt"/>
    </style:style>
    <style:style style:name="P46" style:family="paragraph" style:parent-style-name="Standard">
      <style:paragraph-properties fo:margin-left="0in" fo:margin-right="0in" fo:text-indent="0in" style:auto-text-indent="false" style:text-autospace="none" style:writing-mode="lr-tb">
        <style:tab-stops/>
      </style:paragraph-properties>
      <style:text-properties fo:font-size="10pt" style:font-size-complex="10pt"/>
    </style:style>
    <style:style style:name="P47" style:family="paragraph" style:parent-style-name="Standard">
      <style:paragraph-properties fo:margin-left="0in" fo:margin-right="0in" fo:text-indent="0in"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48"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style:font-size-complex="10pt"/>
    </style:style>
    <style:style style:name="P49"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50" style:family="paragraph" style:parent-style-name="Contents_20_2">
      <style:paragraph-properties>
        <style:tab-stops>
          <style:tab-stop style:position="7.2516in" style:type="right" style:leader-style="dotted" style:leader-text="."/>
        </style:tab-stops>
      </style:paragraph-properties>
    </style:style>
    <style:style style:name="P51" style:family="paragraph" style:parent-style-name="Contents_20_1">
      <style:paragraph-properties>
        <style:tab-stops>
          <style:tab-stop style:position="7.448in" style:type="right" style:leader-style="dotted" style:leader-text="."/>
        </style:tab-stops>
      </style:paragraph-properties>
    </style:style>
    <style:style style:name="P52" style:family="paragraph" style:parent-style-name="Contents_20_3">
      <style:paragraph-properties>
        <style:tab-stops>
          <style:tab-stop style:position="7.0547in" style:type="right" style:leader-style="dotted" style:leader-text="."/>
        </style:tab-stops>
      </style:paragraph-properties>
    </style:style>
    <style:style style:name="P53" style:family="paragraph" style:parent-style-name="Standard" style:master-page-name="Standard_20__28_user_29_">
      <style:paragraph-properties fo:text-align="center" style:justify-single-word="false" style:page-number="auto" style:writing-mode="lr-tb"/>
    </style:style>
    <style:style style:name="P54" style:family="paragraph" style:parent-style-name="Standard">
      <style:paragraph-properties fo:text-align="center" style:justify-single-word="false" style:writing-mode="lr-tb"/>
      <style:text-properties fo:font-size="14pt" fo:font-style="normal" fo:font-weight="bold" style:font-size-complex="14pt" style:font-weight-complex="bold"/>
    </style:style>
    <style:style style:name="P55" style:family="paragraph" style:parent-style-name="Standard" style:list-style-name="L4">
      <style:paragraph-properties style:writing-mode="lr-tb">
        <style:tab-stops/>
      </style:paragraph-properties>
      <style:text-properties fo:font-size="10pt" fo:font-weight="normal" style:font-size-asian="12pt" style:font-weight-asian="normal" style:font-size-complex="10pt" style:font-weight-complex="normal"/>
    </style:style>
    <style:style style:name="P56"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57"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58"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complex="10pt"/>
    </style:style>
    <style:style style:name="P59"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60"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asian="10pt" style:font-size-complex="10pt"/>
    </style:style>
    <style:style style:name="P61"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size-asian="10pt" style:font-weight-asian="normal" style:font-size-complex="10pt" style:font-weight-complex="normal"/>
    </style:style>
    <style:style style:name="P62" style:family="paragraph" style:parent-style-name="Standard" style:list-style-name="L2">
      <style:paragraph-properties fo:margin-left="0.5in" fo:margin-right="0in" fo:text-indent="-0.25in" style:auto-text-indent="false" style:writing-mode="lr-tb">
        <style:tab-stops/>
      </style:paragraph-properties>
    </style:style>
    <style:style style:name="P63" style:family="paragraph" style:parent-style-name="Standard" style:list-style-name="L3">
      <style:paragraph-properties fo:margin-left="0.5in" fo:margin-right="0in" fo:text-indent="-0.25in" style:auto-text-indent="false" style:writing-mode="lr-tb">
        <style:tab-stops/>
      </style:paragraph-properties>
    </style:style>
    <style:style style:name="P64" style:family="paragraph" style:parent-style-name="Standard" style:list-style-name="L3">
      <style:paragraph-properties fo:margin-left="0.5in" fo:margin-right="0in" fo:text-indent="-0.25in" style:auto-text-indent="false" style:writing-mode="lr-tb">
        <style:tab-stops/>
      </style:paragraph-properties>
      <style:text-properties style:font-name="Arial" fo:font-size="10pt" style:font-size-complex="10pt"/>
    </style:style>
    <style:style style:name="P65" style:family="paragraph" style:parent-style-name="Standard" style:list-style-name="L3">
      <style:paragraph-properties fo:margin-left="0.5in" fo:margin-right="0in" fo:text-indent="-0.25in" style:auto-text-indent="false" style:text-autospace="none" style:writing-mode="lr-tb">
        <style:tab-stops/>
      </style:paragraph-properties>
      <style:text-properties style:font-name="Arial" fo:font-size="10pt" style:font-size-complex="10pt"/>
    </style:style>
    <style:style style:name="P66" style:family="paragraph" style:parent-style-name="Standard" style:list-style-name="L2">
      <style:paragraph-properties fo:margin-left="0in" fo:margin-right="0in" fo:text-indent="0in" style:auto-text-indent="false" style:writing-mode="lr-tb">
        <style:tab-stops/>
      </style:paragraph-properties>
      <style:text-properties fo:font-size="10pt" fo:font-weight="normal" style:font-size-asian="10pt" style:font-weight-asian="normal" style:font-size-complex="10pt" style:font-weight-complex="normal"/>
    </style:style>
    <style:style style:name="P67" style:family="paragraph" style:parent-style-name="Standard" style:list-style-name="L2">
      <style:paragraph-properties fo:margin-left="0in" fo:margin-right="0in" fo:text-indent="0in"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fo:font-weight="bold" style:font-size-complex="11pt" style:font-weight-complex="bold"/>
    </style:style>
    <style:style style:name="T7" style:family="text">
      <style:text-properties fo:font-size="11pt" fo:font-weight="bold" style:font-weight-asian="bold" style:font-size-complex="11pt" style:font-weight-complex="bold"/>
    </style:style>
    <style:style style:name="T8" style:family="text">
      <style:text-properties fo:font-size="11pt" style:font-size-complex="11pt"/>
    </style:style>
    <style:style style:name="T9" style:family="text">
      <style:text-properties style:font-name="Calibri" fo:font-size="11pt" style:font-name-complex="Calibri" style:font-size-complex="11pt"/>
    </style:style>
    <style:style style:name="T10" style:family="text">
      <style:text-properties style:font-name="Arial"/>
    </style:style>
    <style:style style:name="T11" style:family="text">
      <style:text-properties style:font-name="Arial" fo:language="en" fo:country="GB" style:font-name-asian="Courier New" style:font-size-asian="10pt" style:font-name-complex="Courier New" style:font-size-complex="10pt"/>
    </style:style>
    <style:style style:name="T12" style:family="text">
      <style:text-properties fo:language="en" fo:country="GB" style:font-name-asian="Courier New" style:font-size-asian="10pt" style:font-name-complex="Courier New"/>
    </style:style>
    <style:style style:name="T13" style:family="text">
      <style:text-properties style:text-underline-style="none"/>
    </style:style>
    <style:style style:name="T14" style:family="text">
      <style:text-properties fo:font-size="14pt" fo:font-style="normal" fo:font-weight="bold" style:font-size-complex="14pt" style:font-weight-complex="bold"/>
    </style:style>
    <style:style style:name="T15" style:family="text">
      <style:text-properties fo:font-size="14pt" fo:font-style="normal" fo:font-weight="bold" style:font-size-asian="14pt" style:font-size-complex="14pt" style:font-weight-complex="bold"/>
    </style:style>
    <style:style style:name="T16" style:family="text">
      <style:text-properties fo:font-size="14pt" fo:font-weight="bold" style:font-size-asian="14pt" style:font-weight-asian="bold" style:font-size-complex="14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4">PHP EvE API / EvE-Central API Li</text:span><text:span text:style-name="T15">brary (Ale - </text:span><text:span text:style-name="T16">API Library for Eve</text:span><text:span text:style-name="T14">)</text:span></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Requirements<text:tab/>3</text:p>
          <text:p text:style-name="P51">Overview<text:tab/>3</text:p>
          <text:p text:style-name="P51">Installation<text:tab/>3</text:p>
          <text:p text:style-name="P51">Basic operation<text:tab/>3</text:p>
          <text:p text:style-name="P51">Error Reporting<text:tab/>5</text:p>
          <text:p text:style-name="P51">Control functions for the EvE API PHP library<text:tab/>6</text:p>
          <text:p text:style-name="P50">setCredentials(userid, apikey, charid)<text:tab/>6</text:p>
          <text:p text:style-name="P50">getCredentials()<text:tab/>6</text:p>
          <text:p text:style-name="P50">getCacheStatus()<text:tab/>6</text:p>
          <text:p text:style-name="P50">getApiError()<text:tab/>6</text:p>
          <text:p text:style-name="P50">setDebug(bool)<text:tab/>6</text:p>
          <text:p text:style-name="P50">getDebug()<text:tab/>7</text:p>
          <text:p text:style-name="P50">setUseCache(bool)<text:tab/>7</text:p>
          <text:p text:style-name="P50">getUseCache()<text:tab/>7</text:p>
          <text:p text:style-name="P50">setCacheDir(dir)<text:tab/>7</text:p>
          <text:p text:style-name="P50">getCacheDir()<text:tab/>7</text:p>
          <text:p text:style-name="P50">setUserAgent(agent)<text:tab/>7</text:p>
          <text:p text:style-name="P50">getUserAgent()<text:tab/>7</text:p>
          <text:p text:style-name="P50">setTimeTolerance(tolerance)<text:tab/>8</text:p>
          <text:p text:style-name="P50">getTimeTolerance(tolerance)<text:tab/>8</text:p>
          <text:p text:style-name="P50">setApiSite(site)<text:tab/>8</text:p>
          <text:p text:style-name="P50">getApiSite()<text:tab/>8</text:p>
          <text:p text:style-name="P50">setApiSiteEvEC(site)<text:tab/>8</text:p>
          <text:p text:style-name="P50">getApiSiteEvEC()<text:tab/>8</text:p>
          <text:p text:style-name="P50">printErrors()<text:tab/>8</text:p>
          <text:p text:style-name="P51">Implemented EvE API functions<text:tab/>9</text:p>
          <text:p text:style-name="P50">Account Functions<text:tab/>9</text:p>
          <text:p text:style-name="P52">Characters<text:tab/>9</text:p>
          <text:p text:style-name="P50">Character Functions<text:tab/>10</text:p>
          <text:p text:style-name="P52">Character Sheet<text:tab/>10</text:p>
          <text:p text:style-name="P52">Skill in Training <text:tab/>10</text:p>
          <text:p text:style-name="P50">Character or Corporation Functions<text:tab/>11</text:p>
          <text:p text:style-name="P52">Account Balance<text:tab/>11</text:p>
          <text:p text:style-name="P52">Asset List<text:tab/>11</text:p>
          <text:p text:style-name="P52">Factional Warfare Statistics<text:tab/>12</text:p>
          <text:p text:style-name="P52">Industry Jobs<text:tab/>12</text:p>
          <text:p text:style-name="P52">Kill Log (Killmails)<text:tab/>13</text:p>
          <text:p text:style-name="P52">Market Orders<text:tab/>13</text:p>
          <text:p text:style-name="P52">Medals<text:tab/>14</text:p>
          <text:p text:style-name="P52">Standings<text:tab/>14</text:p>
          <text:p text:style-name="P52">Wallet Journal Entries <text:tab/>15</text:p>
          <text:p text:style-name="P52"><text:soft-page-break/>Wallet (Market)Transactions<text:tab/>16</text:p>
          <text:p text:style-name="P50">Corporation Functions<text:tab/>17</text:p>
          <text:p text:style-name="P52">Container Log<text:tab/>17</text:p>
          <text:p text:style-name="P52">Corporation Sheet <text:tab/>17</text:p>
          <text:p text:style-name="P52">Member Medals<text:tab/>18</text:p>
          <text:p text:style-name="P52">Member Security<text:tab/>18</text:p>
          <text:p text:style-name="P52">Member Security Log<text:tab/>19</text:p>
          <text:p text:style-name="P52">Member Tracking<text:tab/>19</text:p>
          <text:p text:style-name="P52">Shareholders<text:tab/>20</text:p>
          <text:p text:style-name="P52">Starbase (POS) Details<text:tab/>20</text:p>
          <text:p text:style-name="P52">Starbase (POS) List<text:tab/>21</text:p>
          <text:p text:style-name="P52">Titles<text:tab/>21</text:p>
          <text:p text:style-name="P50">EvE Global Functions<text:tab/>22</text:p>
          <text:p text:style-name="P52">Alliance List<text:tab/>22</text:p>
          <text:p text:style-name="P52">Certificate Tree <text:tab/>22</text:p>
          <text:p text:style-name="P52">Conquerable Station/Outpost List <text:tab/>23</text:p>
          <text:p text:style-name="P52">Error List <text:tab/>23</text:p>
          <text:p text:style-name="P52">Factional Warfare Top 100 Stats<text:tab/>24</text:p>
          <text:p text:style-name="P52">ID to Name Conversion (undocumented, “CharacterName”)<text:tab/>24</text:p>
          <text:p text:style-name="P52">Name to ID Conversion (“CharacterID”)<text:tab/>25</text:p>
          <text:p text:style-name="P52">ID to Character Portrait<text:tab/>25</text:p>
          <text:p text:style-name="P52">RefTypes List<text:tab/>26</text:p>
          <text:p text:style-name="P52">Server Status<text:tab/>26</text:p>
          <text:p text:style-name="P52">Skill Tree<text:tab/>27</text:p>
          <text:p text:style-name="P50">Map Functions<text:tab/>27</text:p>
          <text:p text:style-name="P52">Factional Warfare Occupancy Map<text:tab/>27</text:p>
          <text:p text:style-name="P52">Jumps<text:tab/>28</text:p>
          <text:p text:style-name="P52">Kills <text:tab/>28</text:p>
          <text:p text:style-name="P52">Sovereignty<text:tab/>29</text:p>
          <text:p text:style-name="P51">EvE-Central functions<text:tab/>29</text:p>
          <text:p text:style-name="P50">Minerals (“EvEMon”)<text:tab/>29</text:p>
          <text:p text:style-name="P50">Quick Look<text:tab/>30</text:p>
          <text:p text:style-name="P50">Market Statistics<text:tab/>31</text:p>
        </text:index-body>
      </text:table-of-content>
      <text:p text:style-name="P54"/>
      <text:p text:style-name="P3"/>
      <text:p text:style-name="P34"/>
      <text:p text:style-name="P3"/>
      <text:p text:style-name="P15"><text:toc-mark-start text:id="IMark170563360" text:outline-level="1"/>Requirements<text:toc-mark-end text:id="IMark170563360"/></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5"><text:toc-mark-start text:id="IMark170563360" text:outline-level="1"/>Overview<text:toc-mark-end text:id="IMark170563360"/></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5"><text:toc-mark-start text:id="IMark170563360" text:outline-level="1"/>Installation<text:toc-mark-end text:id="IMark170563360"/></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5"><text:toc-mark-start text:id="IMark170563360" text:outline-level="1"/>Basic operation<text:toc-mark-end text:id="IMark170563360"/></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44">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32"><text:toc-mark-start text:id="IMark170563360" text:outline-level="1"/>Error Reporting<text:toc-mark-end text:id="IMark170563360"/></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see the documentation for getApiError(),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31"/>
      <text:p text:style-name="P19"><text:toc-mark-start text:id="IMark170563360" text:outline-level="1"/>Control functions for the EvE API PHP library<text:toc-mark-end text:id="IMark170563360"/></text:p>
      <text:p text:style-name="P3"/>
      <text:p text:style-name="P2">The examples in this section assume that you created a variable $api for the Api class, like so:</text:p>
      <text:p text:style-name="P1"/>
      <text:p text:style-name="P2">$api = new Api();</text:p>
      <text:p text:style-name="P1"/>
      <text:p text:style-name="P15"><text:toc-mark-start text:id="IMark170563360" text:outline-level="2"/>setCredentials(userid, apikey, charid)<text:toc-mark-end text:id="IMark170563360"/></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8"/>
      <text:p text:style-name="P15"><text:toc-mark-start text:id="IMark170563360" text:outline-level="2"/>getCredentials()<text:toc-mark-end text:id="IMark170563360"/></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7"/>
      <text:p text:style-name="P17"><text:toc-mark-start text:id="IMark170563360" text:outline-level="2"/>getCacheStatus()<text:toc-mark-end text:id="IMark170563360"/></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7"/>
      <text:p text:style-name="P17"><text:toc-mark-start text:id="IMark170563360" text:outline-level="1"/><text:toc-mark-start text:id="IMark170563520" text:outline-level="2"/>getApiError()<text:toc-mark-end text:id="IMark170563520"/><text:toc-mark-end text:id="IMark170563360"/></text:p>
      <text:p text:style-name="P8"/>
      <text:p text:style-name="P8">Return '0' on a successful API call, or the numeric API error code. If you need the plain-text description of that code, please cross-reference it to the output of get</text:p>
      <text:p text:style-name="P8"/>
      <text:p text:style-name="P8">$dataxml = $api-&gt;getMemberTracking();</text:p>
      <text:p text:style-name="P8">$cached = $api-&gt;getCacheStatus(); // Did we just fetch that, or did we get it from our cache?</text:p>
      <text:p text:style-name="P1"/>
      <text:p text:style-name="P15"><text:toc-mark-start text:id="IMark170563360" text:outline-level="2"/>setDebug(bool)<text:toc-mark-end text:id="IMark170563360"/></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31"/>
      <text:p text:style-name="P15"><text:toc-mark-start text:id="IMark170563360" text:outline-level="2"/>getDebug()<text:toc-mark-end text:id="IMark170563360"/></text:p>
      <text:p text:style-name="P3"/>
      <text:p text:style-name="P2">Return the value of the debug level, “true” or “false”.</text:p>
      <text:p text:style-name="P1"/>
      <text:p text:style-name="P2">$debug = $api-&gt;getDebug();</text:p>
      <text:p text:style-name="P1"/>
      <text:p text:style-name="P1"/>
      <text:p text:style-name="P15"><text:toc-mark-start text:id="IMark170563360" text:outline-level="2"/>setUseCache(bool)<text:toc-mark-end text:id="IMark170563360"/></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5"><text:toc-mark-start text:id="IMark170563360" text:outline-level="2"/>getUseCache()<text:toc-mark-end text:id="IMark170563360"/></text:p>
      <text:p text:style-name="P3"/>
      <text:p text:style-name="P2">Return the value of the caching variable, “true” or “false”.</text:p>
      <text:p text:style-name="P1"/>
      <text:p text:style-name="P2">$caching = $api-&gt;getUseCache();</text:p>
      <text:p text:style-name="P2"/>
      <text:p text:style-name="P3"/>
      <text:p text:style-name="P15"><text:toc-mark-start text:id="IMark170563360" text:outline-level="2"/>setCacheDir(dir)<text:toc-mark-end text:id="IMark170563360"/></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6"><text:toc-mark-start text:id="IMark170563360" text:outline-level="2"/>getCacheDir()<text:toc-mark-end text:id="IMark170563360"/></text:p>
      <text:p text:style-name="P16"/>
      <text:p text:style-name="P2">Return the caching directory as a string value.</text:p>
      <text:p text:style-name="P2"/>
      <text:p text:style-name="P2">$cachedir = $api-&gt;getCacheDir();</text:p>
      <text:p text:style-name="P16"/>
      <text:p text:style-name="P16"><text:toc-mark-start text:id="IMark170563360" text:outline-level="2"/>setUserAgent(agent)<text:toc-mark-end text:id="IMark170563360"/></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5"/>
      <text:p text:style-name="P15"><text:toc-mark-start text:id="IMark170563360" text:outline-level="2"/>getUserAgent()<text:toc-mark-end text:id="IMark170563360"/></text:p>
      <text:p text:style-name="P15"/>
      <text:p text:style-name="P8">Return the HTTP User Agent string.</text:p>
      <text:p text:style-name="P8"/>
      <text:p text:style-name="P8">$useragent = $api-&gt;getUserAgent();</text:p>
      <text:p text:style-name="P8"/>
      <text:p text:style-name="P8"/>
      <text:p text:style-name="P8"/>
      <text:p text:style-name="P8"><text:soft-page-break/></text:p>
      <text:p text:style-name="P14"><text:toc-mark-start text:id="IMark170563360" text:outline-level="2"/>setTimeTolerance(tolerance)<text:toc-mark-end text:id="IMark170563360"/></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5"/>
      <text:p text:style-name="P3">$api-&gt;setTimeTolerance(10); // 5 minutes, pshaw, we need 10</text:p>
      <text:p text:style-name="P1"/>
      <text:p text:style-name="P14"><text:toc-mark-start text:id="IMark170563360" text:outline-level="2"/>getTimeTolerance(tolerance)<text:toc-mark-end text:id="IMark170563360"/></text:p>
      <text:p text:style-name="P1"/>
      <text:p text:style-name="P3">Return the value (in minutes) of the timeTolerance variable.</text:p>
      <text:p text:style-name="P3"/>
      <text:p text:style-name="P3">$tolerance = $api-&gt;getTimeTolerance();</text:p>
      <text:p text:style-name="P3"/>
      <text:p text:style-name="P16"><text:toc-mark-start text:id="IMark170563360" text:outline-level="2"/>setApiSite(site)<text:toc-mark-end text:id="IMark170563360"/></text:p>
      <text:p text:style-name="P16"/>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6"><text:toc-mark-start text:id="IMark170563360" text:outline-level="2"/>getApiSite()<text:toc-mark-end text:id="IMark170563360"/></text:p>
      <text:p text:style-name="P3"/>
      <text:p text:style-name="P8">Return the apisite URL as a string.</text:p>
      <text:p text:style-name="P8"/>
      <text:p text:style-name="P8">$apisite = $api-&gt;getApiSite();</text:p>
      <text:p text:style-name="P8"/>
      <text:p text:style-name="P16"><text:toc-mark-start text:id="IMark170563360" text:outline-level="2"/>setApiSiteEvEC(site)<text:toc-mark-end text:id="IMark170563360"/></text:p>
      <text:p text:style-name="P16"/>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6"><text:toc-mark-start text:id="IMark170563360" text:outline-level="2"/>getApiSiteEvEC()<text:toc-mark-end text:id="IMark170563360"/></text:p>
      <text:p text:style-name="P3"/>
      <text:p text:style-name="P8">Return the apisiteevec URL as a string.</text:p>
      <text:p text:style-name="P8"/>
      <text:p text:style-name="P8">$apisite = $api-&gt;getApiSiteEvEC();</text:p>
      <text:p text:style-name="P8"><text:s/></text:p>
      <text:p text:style-name="P8"/>
      <text:p text:style-name="P15"><text:toc-mark-start text:id="IMark170563360" text:outline-level="2"/>printErrors()<text:toc-mark-end text:id="IMark170563360"/></text:p>
      <text:p text:style-name="P3"/>
      <text:p text:style-name="P2">Print debug messages. These may be actual errors, or merely informational debug.</text:p>
      <text:p text:style-name="P15"/>
      <text:p text:style-name="P15"/>
      <text:p text:style-name="P15"/>
      <text:p text:style-name="P15"/>
      <text:p text:style-name="P15"/>
      <text:p text:style-name="P19"><text:soft-page-break/><text:toc-mark-start text:id="IMark170563360" text:outline-level="1"/>Implemented EvE API functions<text:toc-mark-end text:id="IMark170563360"/></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different from other functions, and the library does not yet account for that.</text:p>
      <text:p text:style-name="P1"/>
      <text:p text:style-name="P2">You can use the test code in the sample directory to print the raw array data of any function, if you need to see how the array is formatted. </text:p>
      <text:p text:style-name="P1"/>
      <text:p text:style-name="P20"><text:toc-mark-start text:id="IMark170563360" text:outline-level="2"/>Account Functions<text:toc-mark-end text:id="IMark170563360"/></text:p>
      <text:p text:style-name="P1"/>
      <text:p text:style-name="P15"><text:toc-mark-start text:id="IMark170563360" text:outline-level="2"/><text:toc-mark-start text:id="IMark170563520" text:outline-level="3"/><text:toc-mark-start text:id="IMark170563200" text:outline-level="3"/>Characters<text:toc-mark-end text:id="IMark170563200"/><text:toc-mark-end text:id="IMark170563520"/><text:toc-mark-end text:id="IMark170563360"/></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31"/>
      <text:p text:style-name="P20"><text:toc-mark-start text:id="IMark170563360" text:outline-level="2"/>Character Functions<text:toc-mark-end text:id="IMark170563360"/></text:p>
      <text:p text:style-name="P15"/>
      <text:p text:style-name="P15"><text:toc-mark-start text:id="IMark170563360" text:outline-level="3"/>Character Sheet<text:toc-mark-end text:id="IMark170563360"/></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5"/>
      <text:p text:style-name="P15"/>
      <text:p text:style-name="P15"><text:toc-mark-start text:id="IMark170563360" text:outline-level="3"/>Skill in Training <text:toc-mark-end text:id="IMark170563360"/></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33"/>
      <text:p text:style-name="P29"><text:toc-mark-start text:id="IMark170563360" text:outline-level="2"/>Character or Corporation Functions<text:toc-mark-end text:id="IMark170563360"/></text:p>
      <text:p text:style-name="P17"/>
      <text:p text:style-name="P15"><text:toc-mark-start text:id="IMark170563360" text:outline-level="3"/>Account Balance<text:toc-mark-end text:id="IMark170563360"/></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4518836" text:style-name="L1">
        <text:list-item>
          <text:p text:style-name="P57">“corp-bool” is “true” if you wish to fetch for corp, and “false” if you wish to fetch for character. It defaults to “false”.</text:p>
        </text:list-item>
      </text:list>
      <text:p text:style-name="P3"/>
      <text:p text:style-name="P15"><text:toc-mark-start text:id="IMark170563360" text:outline-level="3"/>Asset List<text:toc-mark-end text:id="IMark170563360"/></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15"/>
      <text:p text:style-name="P39"/>
      <text:p text:style-name="P15"><text:toc-mark-start text:id="IMark170563360" text:outline-level="3"/>Factional Warfare Statistics<text:toc-mark-end text:id="IMark170563360"/></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
      <text:p text:style-name="P3"/>
      <text:p text:style-name="P15"><text:toc-mark-start text:id="IMark170563360" text:outline-level="3"/>Industry Jobs<text:toc-mark-end text:id="IMark170563360"/>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3"/>
      <text:p text:style-name="P34"/>
      <text:p text:style-name="P15"><text:toc-mark-start text:id="IMark170563360" text:outline-level="3"/>Kill Log (Killmails)<text:toc-mark-end text:id="IMark170563360"/> </text:p>
      <text:p text:style-name="P3"/>
      <text:p text:style-name="P2">A array of killmails for a character or corporation, including all details that are available in game.</text:p>
      <text:p text:style-name="P1"/>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corp-bool” is “true” if you wish to fetch for corp, and “false” if you wish to fetch for character. It defaults to “false”</text:p>
      <text:p text:style-name="P3"/>
      <text:p text:style-name="P3"/>
      <text:p text:style-name="P15"><text:toc-mark-start text:id="IMark170563360" text:outline-level="3"/>Market Orders<text:toc-mark-end text:id="IMark170563360"/>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9"/>
      <text:p text:style-name="P9">“corp-bool” is “true” if you wish to fetch for corp, and “false” if you wish to fetch for character. It defaults to “false”</text:p>
      <text:p text:style-name="P9"/>
      <text:p text:style-name="P36"/>
      <text:p text:style-name="P1"><text:toc-mark-start text:id="IMark170563360" text:outline-level="3"/><text:span text:style-name="T6">Medals</text:span><text:toc-mark-end text:id="IMark170563360"/><text:span text:style-name="T8">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limited API key.</text:p>
      <text:p text:style-name="P3"/>
      <text:p text:style-name="P5">Fetching and parsing:</text:p>
      <text:p text:style-name="P1"/>
      <text:p text:style-name="P7">$dataxml = $api-&gt;getMedals([corp-bool],[timeout]);</text:p>
      <text:p text:style-name="P3">$data = Medals::getMedals($dataxml);</text:p>
      <text:p text:style-name="P3"/>
      <text:p text:style-name="P9">“corp-bool” is “true” if you wish to fetch for corp, and “false” if you wish to fetch for character. It defaults to “false”</text:p>
      <text:p text:style-name="P9"/>
      <text:p text:style-name="P9"/>
      <text:p text:style-name="P1"><text:toc-mark-start text:id="IMark170563360" text:outline-level="3"/><text:span text:style-name="T6">Standings</text:span><text:toc-mark-end text:id="IMark170563360"/><text:span text:style-name="T8">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9">“corp-bool” is “true” if you wish to fetch for corp, and “false” if you wish to fetch for character. It defaults to “false”</text:p>
      <text:p text:style-name="P9"/>
      <text:p text:style-name="P39"/>
      <text:p text:style-name="P1"><text:toc-mark-start text:id="IMark170563360" text:outline-level="3"/><text:span text:style-name="T6">Wallet Journal Entries</text:span><text:span text:style-name="T8"> </text:span><text:toc-mark-end text:id="IMark170563360"/></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4516684" text:style-name="L2">
        <text:list-item>
          <text:p text:style-name="P62"><text:span text:style-name="T2">“refid” – if specified, you will get up to 1000 entries </text:span><text:span text:style-name="T3">before</text:span><text:span text:style-name="T2"> that refid. If not specified, you will get the newest entries, up to 1000.</text:span></text:p>
        </text:list-item>
        <text:list-item>
          <text:p text:style-name="P58">“corp-bool” is “true” if you wish to fetch for corp, and “false” if you wish to fetch for character. It defaults to “false”.</text:p>
        </text:list-item>
        <text:list-item>
          <text:p text:style-name="P58">“accountkey” defaults to “1000”, which is the corp master wallet or the char wallet. Other possible values are 1001 through 1006, for the available corp wallet divisions.</text:p>
        </text:list-item>
        <text:list-item>
          <text:p text:style-name="P58">“timeout” defaults to 65 minutes, because the “cachedUntil” value for this function is different from other functions and the library is not yet handling that.</text:p>
        </text:list-item>
      </text:list>
      <text:p text:style-name="P9"/>
      <text:p text:style-name="P36"/>
      <text:p text:style-name="P15"><text:toc-mark-start text:id="IMark170563360" text:outline-level="3"/>Wallet (Market)Transactions<text:toc-mark-end text:id="IMark170563360"/>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4526437" text:style-name="L3">
        <text:list-item>
          <text:p text:style-name="P63"><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59">“corp-bool” is “true” if you wish to fetch for corp, and “false” if you wish to fetch for character. It defaults to “false”.</text:p>
        </text:list-item>
        <text:list-item>
          <text:p text:style-name="P59">“accountkey” defaults to “1000”, which is the corp master wallet or the char wallet. Other possible values are 1001 through 1006, for the available corp wallet divisions.</text:p>
        </text:list-item>
        <text:list-item>
          <text:p text:style-name="P59">“timeout” defaults to 65 minutes, because the “cachedUntil” value for this function is different from other functions and the library is not yet handling that.</text:p>
        </text:list-item>
      </text:list>
      <text:p text:style-name="P9"/>
      <text:p text:style-name="P9"/>
      <text:p text:style-name="P36"/>
      <text:p text:style-name="P29"><text:toc-mark-start text:id="IMark170563360" text:outline-level="2"/><text:toc-mark-start text:id="IMark170563520" text:outline-level="3"/>Corporation Functions<text:toc-mark-end text:id="IMark170563520"/><text:toc-mark-end text:id="IMark170563360"/></text:p>
      <text:p text:style-name="P29"/>
      <text:p text:style-name="P15"><text:toc-mark-start text:id="IMark170563360" text:outline-level="3"/>Container Log<text:toc-mark-end text:id="IMark170563360"/>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10"/>
      <text:p text:style-name="P10"/>
      <text:p text:style-name="P15"><text:toc-mark-start text:id="IMark170563360" text:outline-level="3"/>Corporation Sheet <text:toc-mark-end text:id="IMark170563360"/></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4541315" text:style-name="L4">
        <text:list-item>
          <text:p text:style-name="P55">“corpid” is to be used if you wish to see information about a corporation in an alliance. If omitted, information about your character’s corp is returned.</text:p>
        </text:list-item>
      </text:list>
      <text:p text:style-name="P11"/>
      <text:p text:style-name="P39"/>
      <text:p text:style-name="P15"><text:toc-mark-start text:id="IMark170563360" text:outline-level="3"/>Member Medals<text:toc-mark-end text:id="IMark170563360"/></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MemberMedals([timeout]);</text:p>
      <text:p text:style-name="P11">$data = MemberMedals::getMemberMedals($dataxml);</text:p>
      <text:p text:style-name="P11"/>
      <text:p text:style-name="P11"/>
      <text:p text:style-name="P15"><text:toc-mark-start text:id="IMark170563360" text:outline-level="3"/>Member Security<text:toc-mark-end text:id="IMark170563360"/></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timeout]);</text:p>
      <text:p text:style-name="P11">$data = MemberSecurity::getMemberSecurity($dataxml);</text:p>
      <text:p text:style-name="P11"/>
      <text:p text:style-name="P11"/>
      <text:p text:style-name="P37"/>
      <text:p text:style-name="P15"><text:toc-mark-start text:id="IMark170563360" text:outline-level="3"/>Member Security Log<text:toc-mark-end text:id="IMark170563360"/></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Log([timeout]);</text:p>
      <text:p text:style-name="P11">$data = MemberSecurity::getMemberSecurityLog($dataxml);</text:p>
      <text:p text:style-name="P11"/>
      <text:p text:style-name="P11"/>
      <text:p text:style-name="P15"><text:toc-mark-start text:id="IMark170563360" text:outline-level="3"/>Member Tracking<text:toc-mark-end text:id="IMark170563360"/></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7">$dataxml = $api-&gt;getMemberTracking([timeout]);</text:p>
      <text:p text:style-name="P11">$data = MemberTracking::getMemberTracking($dataxml);</text:p>
      <text:p text:style-name="P11"/>
      <text:p text:style-name="P11"/>
      <text:p text:style-name="P37"/>
      <text:p text:style-name="P15"><text:toc-mark-start text:id="IMark170563360" text:outline-level="3"/>Shareholders<text:toc-mark-end text:id="IMark170563360"/></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ShareHolders([timeout]);</text:p>
      <text:p text:style-name="P11">$data = ShareHolders::getShareHolders($dataxml);</text:p>
      <text:p text:style-name="P11"/>
      <text:p text:style-name="P11"/>
      <text:p text:style-name="P15"><text:toc-mark-start text:id="IMark170563360" text:outline-level="3"/>Starbase (POS) Details<text:toc-mark-end text:id="IMark170563360"/></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Detail ($id,[timeout]);</text:span></text:p>
      <text:p text:style-name="P1"><text:span text:style-name="T2">$data = StarbaseDetail::</text:span><text:span text:style-name="T9"> </text:span><text:span text:style-name="T2">getStarbaseDetail ($dataxml);</text:span></text:p>
      <text:p text:style-name="P3"/>
      <text:list xml:id="list34513574" text:style-name="L5">
        <text:list-item>
          <text:p text:style-name="P56">id – This is the ID of the POS as returned by getStarbaseList</text:p>
        </text:list-item>
      </text:list>
      <text:p text:style-name="P11"/>
      <text:p text:style-name="P39"/>
      <text:p text:style-name="P15"><text:toc-mark-start text:id="IMark170563360" text:outline-level="3"/>Starbase (POS) List<text:toc-mark-end text:id="IMark170563360"/></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List ([timeout]);</text:span></text:p>
      <text:p text:style-name="P11">$data = StarbaseList::<text:span text:style-name="T9"> </text:span>getStarbaseList ($dataxml);</text:p>
      <text:p text:style-name="P11"/>
      <text:p text:style-name="P11"/>
      <text:p text:style-name="P15"><text:toc-mark-start text:id="IMark170563360" text:outline-level="3"/>Titles<text:toc-mark-end text:id="IMark170563360"/></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Titles([timeout]);</text:p>
      <text:p text:style-name="P11">$data = Titles::getTitles($dataxml);</text:p>
      <text:p text:style-name="P11"/>
      <text:p text:style-name="P37"/>
      <text:p text:style-name="P30"><text:toc-mark-start text:id="IMark170563360" text:outline-level="2"/>EvE Global Functions<text:toc-mark-end text:id="IMark170563360"/></text:p>
      <text:p text:style-name="P30"/>
      <text:p text:style-name="P15"><text:toc-mark-start text:id="IMark170563360" text:outline-level="3"/>Alliance List<text:toc-mark-end text:id="IMark170563360"/></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12"/>
      <text:p text:style-name="P15"><text:toc-mark-start text:id="IMark170563360" text:outline-level="3"/>Certificate Tree <text:toc-mark-end text:id="IMark170563360"/></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11"/>
      <text:p text:style-name="P39"/>
      <text:p text:style-name="P15"><text:toc-mark-start text:id="IMark170563360" text:outline-level="3"/>Conquerable Station/Outpost List <text:toc-mark-end text:id="IMark170563360"/></text:p>
      <text:p text:style-name="P18"/>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11"/>
      <text:p text:style-name="P15"><text:toc-mark-start text:id="IMark170563360" text:outline-level="3"/>Error List <text:toc-mark-end text:id="IMark170563360"/></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38"/>
      <text:p text:style-name="P15"><text:toc-mark-start text:id="IMark170563360" text:outline-level="3"/>Factional Warfare Top 100 Stats<text:toc-mark-end text:id="IMark170563360"/></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11">$data = FacWarTopStats::getFacWarTopStats($dataxml);</text:p>
      <text:p text:style-name="P12"/>
      <text:p text:style-name="P12"/>
      <text:p text:style-name="P15"><text:toc-mark-start text:id="IMark170563360" text:outline-level="3"/>ID to Name Conversion (undocumented, “CharacterName”)<text:toc-mark-end text:id="IMark170563360"/></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40">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21">$dataxml = $api-&gt;getCharacterName(ids,[timeout]);</text:p>
      <text:p text:style-name="P40">$data = CharacterName::getCharacterName($dataxml);</text:p>
      <text:p text:style-name="P2"/>
      <text:p text:style-name="P12">“ids” is a comma-separated list of IDs</text:p>
      <text:p text:style-name="Standard"/>
      <text:p text:style-name="P39"/>
      <text:p text:style-name="P22"><text:toc-mark-start text:id="IMark170563360" text:outline-level="3"/><text:span text:style-name="T6">Name to ID Conversion</text:span><text:span text:style-name="T7"> (“CharacterID”)</text:span><text:toc-mark-end text:id="IMark170563360"/></text:p>
      <text:p text:style-name="P24"/>
      <text:p text:style-name="P24">Lists IDs of the names you have passed to it. It can be alliance, corporation or characters.</text:p>
      <text:p text:style-name="P24"/>
      <text:p text:style-name="P24">Returns an array if successful, or “null” if not.</text:p>
      <text:p text:style-name="P24"/>
      <text:p text:style-name="P25">Include needed:</text:p>
      <text:p text:style-name="P24"/>
      <text:p text:style-name="P41">require_once('./classes/eveapi/class.characterid.php');</text:p>
      <text:p text:style-name="P22"/>
      <text:p text:style-name="P25">Authentication needed:</text:p>
      <text:p text:style-name="P24"/>
      <text:p text:style-name="P24">none</text:p>
      <text:p text:style-name="P22"/>
      <text:p text:style-name="P25">Fetching and parsing:</text:p>
      <text:p text:style-name="P22"/>
      <text:p text:style-name="P27">$dataxml = $api-&gt;getCharacterID(names,[timeout]);</text:p>
      <text:p text:style-name="P41">$data = CharacterID::getCharacterID($dataxml);</text:p>
      <text:p text:style-name="P23"/>
      <text:p text:style-name="P23">“names” is a comma-separated list of names</text:p>
      <text:p text:style-name="P22"/>
      <text:p text:style-name="P22"/>
      <text:p text:style-name="P28"><text:toc-mark-start text:id="IMark170563360" text:outline-level="3"/>ID to Character Portrait<text:toc-mark-end text:id="IMark170563360"/> </text:p>
      <text:p text:style-name="P24"/>
      <text:p text:style-name="P24">When called this function returns the portrait of the character that corresponds to the ID passed to it. Unlike all other EvE API functions, it does not return XML, but a path to a JPEG file. Therefore, there is no corresponding “parse” function or class.</text:p>
      <text:p text:style-name="P24"/>
      <text:p text:style-name="P24">Returns the path to the fetched JPEG if successful, or “null” if not.</text:p>
      <text:p text:style-name="P24"/>
      <text:p text:style-name="P25">Include needed:</text:p>
      <text:p text:style-name="P24"/>
      <text:p text:style-name="P27">require_once('./classes/eveapi/class.api.php');</text:p>
      <text:p text:style-name="P43"/>
      <text:p text:style-name="P25">Authentication needed:</text:p>
      <text:p text:style-name="P24"/>
      <text:p text:style-name="P24">None</text:p>
      <text:p text:style-name="P22"/>
      <text:p text:style-name="P25">Fetching:</text:p>
      <text:p text:style-name="P22"/>
      <text:p text:style-name="P27">$path = $api-&gt;getCharacterPortrait(id,[size],[timeout]);</text:p>
      <text:p text:style-name="P42"/>
      <text:list xml:id="list34569055" text:continue-list="list34526437" text:style-name="L3">
        <text:list-item>
          <text:p text:style-name="P64">“id” – The ID of the character whose portrait you are fetching.</text:p>
        </text:list-item>
        <text:list-item>
          <text:p text:style-name="P64">“size” - The size of the portrait. The EvE API currently recognizes the values “64” and “256”</text:p>
        </text:list-item>
        <text:list-item>
          <text:p text:style-name="P65">“timeout” defaults to 1440 minutes</text:p>
        </text:list-item>
      </text:list>
      <text:p text:style-name="P45"/>
      <text:p text:style-name="P46"/>
      <text:p text:style-name="P33"/>
      <text:p text:style-name="P15"><text:toc-mark-start text:id="IMark170563360" text:outline-level="3"/>RefTypes List<text:toc-mark-end text:id="IMark170563360"/>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46">$data = RefTypes::getRefTypes($dataxml);</text:p>
      <text:p text:style-name="P46"/>
      <text:p text:style-name="P46"/>
      <text:p text:style-name="P15"><text:toc-mark-start text:id="IMark170563360" text:outline-level="3"/>Server Status<text:toc-mark-end text:id="IMark170563360"/></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46"/>
      <text:p text:style-name="P48"/>
      <text:p text:style-name="P15"><text:toc-mark-start text:id="IMark170563360" text:outline-level="3"/>Skill Tree<text:toc-mark-end text:id="IMark170563360"/></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46"/>
      <text:p text:style-name="P46"/>
      <text:p text:style-name="P30"><text:toc-mark-start text:id="IMark170563360" text:outline-level="2"/>Map Functions<text:toc-mark-end text:id="IMark170563360"/></text:p>
      <text:p text:style-name="P30"/>
      <text:p text:style-name="P1"><text:toc-mark-start text:id="IMark170563360" text:outline-level="3"/><text:span text:style-name="T6">Factional Warfare Occupancy Map</text:span><text:toc-mark-end text:id="IMark170563360"/><text:span text:style-name="T8">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0">lasses/eveapi/class.f</text:span><text:span text:style-name="T11">acwarsystems</text:span><text:span text:style-name="T10">.php</text:span>');</text:p>
      <text:p text:style-name="P1"/>
      <text:p text:style-name="P5">Authentication needed:</text:p>
      <text:p text:style-name="P3"/>
      <text:p text:style-name="P3">None</text:p>
      <text:p text:style-name="P1"/>
      <text:p text:style-name="P5">Fetching and parsing:</text:p>
      <text:p text:style-name="P1"/>
      <text:p text:style-name="P22"><text:span text:style-name="T4">$dataxml = $api-&gt;get</text:span><text:span text:style-name="T5">FacWarSystems</text:span><text:span text:style-name="T4">([timeout]);</text:span></text:p>
      <text:p text:style-name="P26">$data = FacWarSystems::get<text:span text:style-name="T12">FacWarSystems</text:span>($dataxml);</text:p>
      <text:p text:style-name="P26"/>
      <text:p text:style-name="P5"/>
      <text:p text:style-name="P35"/>
      <text:p text:style-name="P1"><text:toc-mark-start text:id="IMark170563360" text:outline-level="3"/><text:span text:style-name="T6">Jumps</text:span><text:toc-mark-end text:id="IMark170563360"/><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5"><text:toc-mark-start text:id="IMark170563360" text:outline-level="3"/>Kills <text:toc-mark-end text:id="IMark170563360"/></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4"/>
      <text:p text:style-name="P1"><text:toc-mark-start text:id="IMark170563360" text:outline-level="3"/><text:span text:style-name="T6">Sovereignty</text:span><text:toc-mark-end text:id="IMark170563360"/><text:span text:style-name="T8">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13"/>
      <text:p text:style-name="P1"/>
      <text:p text:style-name="P20"><text:toc-mark-start text:id="IMark170563360" text:outline-level="1"/>EvE-Central functions<text:toc-mark-end text:id="IMark170563360"/></text:p>
      <text:p text:style-name="P20"/>
      <text:p text:style-name="P8">The EvE-Central API is provided by eve-central.com. Neither the API nor the data returned by it are maintained by CCP.</text:p>
      <text:p text:style-name="P8"/>
      <text:p text:style-name="P15"><text:toc-mark-start text:id="IMark170563360" text:outline-level="2"/>Minerals (“EvEMon”)<text:toc-mark-end text:id="IMark170563360"/></text:p>
      <text:p text:style-name="P3"/>
      <text:p text:style-name="P3">Retrieve the median mineral prices in the empire regions in a format dige<text:span text:style-name="T13">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34558346" text:continue-list="list34516684" text:style-name="L2">
        <text:list-item>
          <text:p text:style-name="P58">“timeout” defaults to 30 minutes.</text:p>
        </text:list-item>
      </text:list>
      <text:p text:style-name="P47"/>
      <text:p text:style-name="P49"/>
      <text:p text:style-name="P17"><text:toc-mark-start text:id="IMark170563360" text:outline-level="2"/>Quick Look<text:toc-mark-end text:id="IMark170563360"/></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34558920" text:continue-numbering="true" text:style-name="L2">
        <text:list-item>
          <text:p text:style-name="P58">“typeid” – The type ID of the item you wish to see market orders for. This ID can be gotten from the EvE data dump.</text:p>
        </text:list-item>
        <text:list-item>
          <text:p text:style-name="P62"><text:span text:style-name="T2">“sethours” <text:s/>– </text:span><text:span text:style-name="T4">Get orders which have been posted within the last X hours. Defaults to 360</text:span><text:span text:style-name="T2">.</text:span></text:p>
        </text:list-item>
        <text:list-item>
          <text:p text:style-name="P62"><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60">usesystem – Restrict the view to this system only, specified by system ID. This ID can be gotten from the EvE data dump.</text:p>
        </text:list-item>
        <text:list-item>
          <text:p text:style-name="P60">setminQ – Restrict the view to show only orders above the specified quantity.</text:p>
        </text:list-item>
        <text:list-item>
          <text:p text:style-name="P60">“timeout” defaults to 30 minutes.</text:p>
          <text:p text:style-name="P66"/>
          <text:p text:style-name="P67"/>
        </text:list-item>
      </text:list>
      <text:p text:style-name="P17"><text:toc-mark-start text:id="IMark170563360" text:outline-level="2"/>Market Statistics<text:toc-mark-end text:id="IMark170563360"/></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34555197" text:continue-numbering="true" text:style-name="L2">
        <text:list-item>
          <text:p text:style-name="P62"><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62"><text:span text:style-name="T2">“sethours” <text:s/>– </text:span><text:span text:style-name="T4">Get orders which have been posted within the last X hours. Defaults to 360??</text:span><text:span text:style-name="T2">.</text:span></text:p>
        </text:list-item>
        <text:list-item>
          <text:p text:style-name="P62"><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60">setminQ – The minimum quantity in an order to consider it for the statistics .</text:p>
        </text:list-item>
        <text:list-item>
          <text:p text:style-name="P61">“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12T14:45:08.41</dc:date>
    <meta:editing-duration>PT64H21M47S</meta:editing-duration>
    <meta:editing-cycles>74</meta:editing-cycles>
    <meta:document-statistic meta:table-count="0" meta:image-count="0" meta:object-count="0" meta:page-count="31" meta:paragraph-count="672" meta:word-count="5070" meta:character-count="35221"/>
    <meta:user-defined meta:name="Info 1"/>
    <meta:user-defined meta:name="Info 2"/>
    <meta:user-defined meta:name="Info 3"/>
    <meta:user-defined meta:name="Info 4"/>
  </office:meta>
</office:document-meta>
</file>